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TARAZONA ILLATOPA, LUCY GRACI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8476466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TARAZONA ILLATOPA, MERY LU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781154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43 080 16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978954</text:p>
          </table:table-cell>
          <table:table-cell table:style-name="Tabla2.D3" office:value-type="string">
            <text:p text:style-name="P23">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CLIENTE TIENE UN SALDO A FAVOR DE 20.00 DE SU ULTIMO DESPACHO REALIZADO EL 10/08.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8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2:26:56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